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style:font-name-asian="Times New Roman1" style:font-size-asian="12pt" style:language-asian="de" style:country-asian="DE" style:font-name-complex="Calibri" style:font-size-complex="12pt"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">
      <style:paragraph-properties fo:margin-top="0.049cm" fo:margin-bottom="0.109cm" fo:line-height="100%"/>
    </style:style>
    <style:style style:name="P4" style:family="paragraph" style:parent-style-name="Standard" style:list-style-name="">
      <style:paragraph-properties fo:margin-top="0.049cm" fo:margin-bottom="0.109cm" fo:line-height="100%"/>
      <style:text-properties fo:font-size="12pt" style:font-name-asian="Times New Roman1" style:font-size-asian="12pt" style:language-asian="de" style:country-asian="DE" style:font-name-complex="Calibri" style:font-size-complex="12pt" style:font-style-complex="italic" style:font-weight-complex="bold"/>
    </style:style>
    <style:style style:name="P5" style:family="paragraph" style:parent-style-name="Standard">
      <style:paragraph-properties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-Source</text:p>
      <text:p text:style-name="P2">Software, deren Quellcode veröffentlicht ist.</text:p>
      <text:p text:style-name="P2"/>
      <text:p text:style-name="P2">MySQL</text:p>
      <text:p text:style-name="P2">Open-Source System zur relationalen Datenbankverwaltung.</text:p>
      <text:p text:style-name="P2"/>
      <text:p text:style-name="P2">XAMPP</text:p>
      <text:p text:style-name="P2">Ist eine Zusammenstellung an Sofware Applikationen und enthält unter Anderem MySQL</text:p>
      <text:p text:style-name="P2"/>
      <text:p text:style-name="P2">Alienware</text:p>
      <text:p text:style-name="P2">Alienware ist ein Hersteller von Notebook und gehört zu der Firma Dell</text:p>
      <text:p text:style-name="P2"/>
      <text:p text:style-name="P2">Eclipse</text:p>
      <text:p text:style-name="P2">Ist eine kostenlose Open-Source Entwicklungsumgebung. </text:p>
      <text:p text:style-name="P2"/>
      <text:p text:style-name="P2">Git</text:p>
      <text:p text:style-name="P2">Ist ein Programm zur Versionsverwaltung</text:p>
      <text:p text:style-name="P2"/>
      <text:p text:style-name="P2">GitHub.com</text:p>
      <text:p text:style-name="P2">Ist ein Hosting-Dienst auf dem der Programmcode abgelegt wird.</text:p>
      <text:p text:style-name="P2"/>
      <text:p text:style-name="P2">Entitäten</text:p>
      <text:p text:style-name="P2">Abbildung eines realen Gegenstandes in einem Programm</text:p>
      <text:p text:style-name="P2"/>
      <text:p text:style-name="P2">JPA</text:p>
      <text:p text:style-name="P2">Ist die Java Persistence Unit</text:p>
      <text:p text:style-name="P2"/>
      <text:p text:style-name="P2">Annotations</text:p>
      <text:p text:style-name="P2"/>
      <text:h text:style-name="P4" text:outline-level="3">m:n- Beziehung</text:h>
      <text:h text:style-name="P3" text:outline-level="3">ER-Diagramm</text:h>
      <text:h text:style-name="P3" text:outline-level="3">Repository</text:h>
      <text:h text:style-name="P3" text:outline-level="3">ORM</text:h>
      <text:p text:style-name="P2">Hibernate</text:p>
      <text:p text:style-name="P2">CRUD</text:p>
      <text:p text:style-name="P2">Event</text:p>
      <text:p text:style-name="P2">GUI</text:p>
      <text:p text:style-name="P1">Look-and-Feel</text:p>
      <text:p text:style-name="P2">JUnit</text:p>
      <text:p text:style-name="P2">LibreOffice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25S</meta:editing-duration>
    <meta:editing-cycles>5</meta:editing-cycles>
    <meta:generator>OpenOffice/4.0.1$Win32 OpenOffice.org_project/401m5$Build-9714</meta:generator>
    <dc:date>2014-02-27T09:38:00.59</dc:date>
    <dc:creator>Pascal Ludwig</dc:creator>
    <meta:document-statistic meta:table-count="0" meta:image-count="0" meta:object-count="0" meta:page-count="1" meta:paragraph-count="30" meta:word-count="86" meta:character-count="651"/>
    <meta:user-defined meta:name="Info 1"/>
    <meta:user-defined meta:name="Info 2"/>
    <meta:user-defined meta:name="Info 3"/>
    <meta:user-defined meta:name="Info 4"/>
  </office:meta>
</office:document-meta>
</file>